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181e0c6" officeooo:paragraph-rsid="019615ac"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a2f98b" officeooo:paragraph-rsid="01a2f98b" style:font-name-asian="Nimbus Mono L" style:font-size-asian="13pt" style:font-style-asian="normal" style:font-name-complex="Liberation Mono" style:font-size-complex="13pt" style:font-style-complex="normal"/>
    </style:style>
    <style:style style:name="P5" style:family="paragraph" style:parent-style-name="Preformatted_20_Text">
      <style:paragraph-properties fo:text-align="center" style:justify-single-word="false"/>
      <style:text-properties officeooo:paragraph-rsid="00083d4b"/>
    </style:style>
    <style:style style:name="P6"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7"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8"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9"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0"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11" style:family="paragraph" style:parent-style-name="Preformatted_20_Text">
      <style:text-properties fo:font-size="13pt" officeooo:paragraph-rsid="017c1769" style:font-size-asian="13pt" style:font-size-complex="13pt"/>
    </style:style>
    <style:style style:name="P12"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P13"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14"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15" style:family="paragraph" style:parent-style-name="Standard">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809418" style:font-size-asian="11pt" style:font-style-asian="italic" style:font-size-complex="11pt" style:font-style-complex="italic"/>
    </style:style>
    <style:style style:name="P16"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17"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4d40c0" officeooo:paragraph-rsid="019615ac"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fo:font-size="13pt" officeooo:paragraph-rsid="01a9d248" style:font-size-asian="13pt" style:font-size-complex="13pt"/>
    </style:style>
    <style:style style:name="P20"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a69428" style:font-size-asian="11pt" style:font-style-asian="italic" style:font-size-complex="11pt" style:font-style-complex="italic"/>
    </style:style>
    <style:style style:name="P21"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a69428" style:font-size-asian="11pt" style:font-style-asian="italic" style:font-size-complex="11pt" style:font-style-complex="italic"/>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17a1bb5"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7f86cd"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83e1e0"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9fd9ff" style:font-name-asian="Nimbus Mono L" style:font-size-asian="16pt" style:font-weight-asian="bold" style:font-name-complex="Liberation Mono" style:font-size-complex="16pt" style:font-weight-complex="bold"/>
    </style:style>
    <style:style style:name="T8" style:family="text">
      <style:text-properties style:font-name="Liberation Sans" fo:font-size="16pt" fo:font-weight="bold" officeooo:rsid="01a58ba4" style:font-name-asian="Nimbus Mono L" style:font-size-asian="16pt" style:font-weight-asian="bold" style:font-name-complex="Liberation Mono" style:font-size-complex="16pt" style:font-weight-complex="bold"/>
    </style:style>
    <style:style style:name="T9"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7c1769"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95dfa1"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9b6ba7"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a152f5"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a69428"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a8059e"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18b6182"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a54be6"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a567d4"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a9d248"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ac8c30"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0e307b6" fo:background-color="transparent" loext:char-shading-value="0" style:font-style-asian="normal" style:font-style-complex="normal"/>
    </style:style>
    <style:style style:name="T33" style:family="text">
      <style:text-properties style:font-name="Liberation Sans" fo:font-style="normal" style:text-underline-style="none" officeooo:rsid="00083d4b" fo:background-color="transparent" loext:char-shading-value="0" style:font-style-asian="normal" style:font-style-complex="normal"/>
    </style:style>
    <style:style style:name="T34" style:family="text">
      <style:text-properties style:font-name="Liberation Sans" fo:font-style="normal" style:text-underline-style="none" officeooo:rsid="0123a160" fo:background-color="transparent" loext:char-shading-value="0" style:font-style-asian="normal" style:font-style-complex="normal"/>
    </style:style>
    <style:style style:name="T35" style:family="text">
      <style:text-properties style:font-name="Liberation Sans" fo:font-style="normal" style:text-underline-style="none" officeooo:rsid="013c55a1" fo:background-color="transparent" loext:char-shading-value="0" style:font-style-asian="normal" style:font-style-complex="normal"/>
    </style:style>
    <style:style style:name="T36" style:family="text">
      <style:text-properties style:font-name="Liberation Sans" fo:font-style="normal" style:text-underline-style="none" officeooo:rsid="014f39d6" fo:background-color="transparent" loext:char-shading-value="0" style:font-style-asian="normal" style:font-style-complex="normal"/>
    </style:style>
    <style:style style:name="T37" style:family="text">
      <style:text-properties fo:font-weight="bold" style:font-weight-asian="bold" style:font-weight-complex="bold"/>
    </style:style>
    <style:style style:name="T38" style:family="text">
      <style:text-properties fo:font-weight="bold" officeooo:rsid="000dd66a" style:font-weight-asian="bold" style:font-weight-complex="bold"/>
    </style:style>
    <style:style style:name="T39" style:family="text">
      <style:text-properties fo:font-weight="bold" officeooo:rsid="0160cefc" style:font-weight-asian="bold" style:font-weight-complex="bold"/>
    </style:style>
    <style:style style:name="T40" style:family="text">
      <style:text-properties officeooo:rsid="0193b9d9"/>
    </style:style>
    <style:style style:name="T41" style:family="text">
      <style:text-properties officeooo:rsid="0195e979"/>
    </style:style>
    <style:style style:name="T42" style:family="text">
      <style:text-properties officeooo:rsid="019615ac"/>
    </style:style>
    <style:style style:name="T43" style:family="text">
      <style:text-properties officeooo:rsid="0048b50d"/>
    </style:style>
    <style:style style:name="T44" style:family="text">
      <style:text-properties officeooo:rsid="019e4a2a"/>
    </style:style>
    <style:style style:name="T45" style:family="text">
      <style:text-properties officeooo:rsid="01a34f83"/>
    </style:style>
    <style:style style:name="T46" style:family="text">
      <style:text-properties officeooo:rsid="01a54be6"/>
    </style:style>
    <style:style style:name="T47" style:family="text">
      <style:text-properties officeooo:rsid="01a69428"/>
    </style:style>
    <style:style style:name="T48" style:family="text">
      <style:text-properties officeooo:rsid="01a8059e"/>
    </style:style>
    <style:style style:name="T49" style:family="text">
      <style:text-properties officeooo:rsid="01a8dd3d"/>
    </style:style>
    <style:style style:name="T50" style:family="text">
      <style:text-properties officeooo:rsid="01a9d2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5"><text:span text:style-name="T7">9</text:span><text:span text:style-name="T5">t</text:span><text:span text:style-name="T6">h</text:span><text:span text:style-name="T4"> </text:span><text:span text:style-name="T8">June</text:span><text:span text:style-name="T1"> 20</text:span><text:span text:style-name="T2">2</text:span><text:span text:style-name="T3">4</text:span></text:p>
      <text:p text:style-name="P16"><text:span text:style-name="T47">1 John</text:span> <text:span text:style-name="T47">5:</text:span>1-<text:span text:style-name="T47">5</text:span></text:p>
      <text:p text:style-name="P20">Everyone who believes that Jesus is the Christ is born of God, and everyone who loves the father loves his child as well.</text:p>
      <text:p text:style-name="P21">This is how we know that we love the children of God: by loving God and carrying out his commands.</text:p>
      <text:p text:style-name="P21">In fact, this is love for God: to keep his commands. And his commands are not burdensome,</text:p>
      <text:p text:style-name="P21">for everyone born of God overcomes the world. This is the victory that has overcome the world, even our faith.</text:p>
      <text:p text:style-name="P21">Who is it that overcomes the world? Only the one who believes that Jesus is the Son of God.</text:p>
      <text:p text:style-name="P15"/>
      <text:p text:style-name="P6">Thanks to God</text:p>
      <text:p text:style-name="P11"><text:span text:style-name="T12">O </text:span><text:span text:style-name="T14">L</text:span><text:span text:style-name="T10">o</text:span><text:span text:style-name="T14">r</text:span><text:span text:style-name="T10">d,</text:span><text:span text:style-name="T9"> </text:span><text:span text:style-name="T11">we </text:span><text:span text:style-name="T17">giv</text:span><text:span text:style-name="T15">e You</text:span><text:span text:style-name="T14"> </text:span><text:span text:style-name="T17">thanks </text:span><text:span text:style-name="T14">today</text:span><text:span text:style-name="T13">, </text:span><text:span text:style-name="T16">taking to heart the words of </text:span><text:span text:style-name="T18">John, as we seek to build our lives on the foundation of faith in Jesus, the Son of God</text:span><text:span text:style-name="T16">. </text:span><text:span text:style-name="T18">John wrote to a small body of believers facing a huge empire of people hostile to the strange idea of God as Man dying and rising again. </text:span><text:span text:style-name="T19">Today Your church still faces a world hostile to the Truth, and we find ourselves again in the minority, on the defensive. But we thank You for this reminder that Jesus has already overcome the world, and the devil, and death itself, so that our faith can be strong despite all we see around us.</text:span></text:p>
      <text:p text:style-name="P2"/>
      <text:p text:style-name="P8"><text:span text:style-name="T37">The Wide World...</text:span><text:span text:style-name="T38"> a</text:span><text:span text:style-name="T37">nd the </text:span><text:span text:style-name="T39">W</text:span><text:span text:style-name="T37">ider Church</text:span></text:p>
      <text:p text:style-name="P4">We pray for <text:span text:style-name="T48">this</text:span> <text:span text:style-name="T45">world where we </text:span><text:span text:style-name="T48">see</text:span><text:span text:style-name="T45"> forces at work creating division instead of working for peace. We thank You for the work of </text:span><text:span text:style-name="T49">Lazlo &amp; Eva Mihalyi</text:span><text:span text:style-name="T45"> seeking to minister </text:span><text:span text:style-name="T49">in churches which give aid </text:span><text:span text:style-name="T45">to the homeless </text:span><text:span text:style-name="T49">and </text:span><text:span text:style-name="T45">the refugees </text:span><text:span text:style-name="T49">from the fighting </text:span><text:span text:style-name="T45">in </text:span><text:span text:style-name="T49">Eastern Europe</text:span><text:span text:style-name="T45">. We thank You for </text:span><text:span text:style-name="T49">Lazlo’s successful eye operation, </text:span><text:span text:style-name="T50">and we </text:span><text:span text:style-name="T49">pray for his continued recovery and ongoing health, so that they may return to their</text:span><text:span text:style-name="T45"> </text:span><text:span text:style-name="T49">work with churches and ministers, so that the preaching of the gospel can be fully restored.</text:span></text:p>
      <text:p text:style-name="P17"/>
      <text:p text:style-name="P3"><text:span text:style-name="T40">We </text:span><text:span text:style-name="T44">again </text:span><text:span text:style-name="T41">pray</text:span><text:span text:style-name="T40"> </text:span><text:span text:style-name="T41">for our nation, our State and our communit</text:span><text:span text:style-name="T42">ies</text:span><text:span text:style-name="T41"> to turn back to You. We pray for our leaders, our governing authorities </text:span><text:span text:style-name="T44">to work </text:span><text:span text:style-name="T41">for the good of </text:span><text:span text:style-name="T46">all rather than for </text:span><text:span text:style-name="T50">factions and </text:span><text:span text:style-name="T46">special interests.</text:span></text:p>
      <text:p text:style-name="P18"/>
      <text:p text:style-name="P7">Ashburton</text:p>
      <text:p text:style-name="P19"><text:span text:style-name="T22">We pray for our</text:span><text:span text:style-name="T23">selves as we </text:span><text:span text:style-name="T26">seek to reach our local community</text:span><text:span text:style-name="T24"> here. </text:span><text:span text:style-name="T30">We thank You for the continuing work of Revitalization, for the unity we have in our vision to see Jesus lifted up, both here and elsewhere. </text:span><text:span text:style-name="T28">We pray for opportunities to witness to Your great love, and Your desire that more and more would honour </text:span><text:span text:style-name="T30">Him</text:span><text:span text:style-name="T28"> as their Lord and Saviour. We have plenty of room for new people to come, to learn of the forgiveness of their sins at the Cross, and join us in worship.</text:span></text:p>
      <text:p text:style-name="P19"><text:span text:style-name="T28"/></text:p>
      <text:p text:style-name="P19"><text:span text:style-name="T28">Help us to welcome all who come, </text:span><text:span text:style-name="T30">that these seats may be filled, that we can grow in faith as well as numbers so that we can send out strong believers who will carry Your Word to others in need of Your saving grace</text:span><text:span text:style-name="T28">.</text:span></text:p>
      <text:p text:style-name="P19"><text:span text:style-name="T28"/></text:p>
      <text:p text:style-name="P19"><text:span text:style-name="T30">We pray for those among us in need of Your healing touch, thinking especially of John McKenzie </text:span><text:span text:style-name="T31">with his long course of treatment </text:span><text:span text:style-name="T30">and Marg Sanders. </text:span><text:span text:style-name="T25">We thank You for the strength of the bonds of fellowship, and</text:span><text:span text:style-name="T24"> </text:span><text:span text:style-name="T25">pray for our continued </text:span><text:span text:style-name="T26">witness to those around us, </text:span><text:span text:style-name="T29">both as a congregation and one by one </text:span><text:span text:style-name="T26">where we live, study, and work</text:span><text:span text:style-name="T25">.</text:span><text:span text:style-name="T21"> </text:span><text:span text:style-name="T27">In the Name of </text:span><text:span text:style-name="T20">Jesus</text:span><text:span text:style-name="T32">,</text:span><text:span text:style-name="T36"> </text:span><text:span text:style-name="T34">our Lord and Saviour</text:span><text:span text:style-name="T35">, </text:span><text:span text:style-name="T33">Amen.</text:span></text:p>
      <text:p text:style-name="P9">Our Father, Who is in heaven,<text:line-break/>hallowed be Your name;<text:line-break/>Your kingdom come;<text:line-break/>Your will be done,<text:line-break/>on earth as it is in heaven.</text:p>
      <text:p text:style-name="P10"/>
      <text:p text:style-name="P10">Give us this day our daily bread.<text:line-break/>And forgive us our trespasses,<text:line-break/>as we forgive those that trespass against us.<text:line-break/>Lead us not into temptation;<text:line-break/>but deliver us from evil.</text:p>
      <text:p text:style-name="P10"/>
      <text:p text:style-name="P10">For Yours is the kingdom,<text:line-break/>the power, and the glory,<text:line-break/>for ever and ever.<text:line-break/>Amen.</text:p>
      <text:p text:style-name="P10"/>
      <text:p text:style-name="P13">They shall not grow old, as we that are left grow old.</text:p>
      <text:p text:style-name="P14">Age shall not weary them, nor the years condemn.</text:p>
      <text:p text:style-name="P14">At the going <text:span text:style-name="T43">d</text:span>own of the sun, and in the morning, </text:p>
      <text:p text:style-name="P14">We WILL remember them.</text:p>
      <text:p text:style-name="P12">Lest We Forg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4-06-08T22:04:22.958222915</dc:date>
    <meta:editing-duration>PT15H25M</meta:editing-duration>
    <meta:editing-cycles>173</meta:editing-cycles>
    <meta:generator>LibreOffice/7.3.7.2$Linux_X86_64 LibreOffice_project/30$Build-2</meta:generator>
    <meta:print-date>2024-06-08T21:59:09.625322674</meta:print-date>
    <meta:document-statistic meta:table-count="0" meta:image-count="0" meta:object-count="0" meta:page-count="3" meta:paragraph-count="25" meta:word-count="678" meta:character-count="3534" meta:non-whitespace-character-count="2880"/>
  </office:meta>
</office:document-meta>
</file>